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8">ПОВЕРКИ</text:span></text:p>
      <text:p text:style-name="P5"/>
      <text:p text:style-name="P17"><text:span text:style-name="T10">БДКГ-2</text:span><text:span text:style-name="T4">3/1</text:span><text:span text:style-name="T10"> зав. № </text:span><text:span text:style-name="T3">$allSerial</text:span></text:p>
      <text:p text:style-name="P16"><text:span text:style-name="T18">принадлежащего<text:tab/></text:span><text:span text:style-name="T19"><text:tab/></text:span></text:p>
      <text:p text:style-name="P18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23">МП.</text:span><text:span text:style-name="T22">854</text:span><text:span text:style-name="T23">-20</text:span><text:span text:style-name="T22">20</text:span></text:p>
      <text:p text:style-name="P13"><text:span text:style-name="T8">1. С</text:span>редства <text:span text:style-name="T8">поверки </text:span></text:p>
      <text:p text:style-name="P10">а)<text:tab/>Эталонные средства измерений:</text:p>
      <text:p text:style-name="P19">- <text:span text:style-name="T1">$facility_110</text:span>;</text:p>
      <text:p text:style-name="P19">- <text:span text:style-name="T1">$facility_1</text:span><text:span text:style-name="T8">3</text:span><text:span text:style-name="T1">0</text:span>;</text:p>
      <text:p text:style-name="P12"><text:span text:style-name="T6">б</text:span><text:span text:style-name="T7">)<text:tab/></text:span><text:span text:style-name="T6">Оборудование</text:span><text:span text:style-name="T7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10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0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БДКГ–<text:span text:style-name="T8">2</text:span><text:span text:style-name="T1">3/1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Блок детектирования <text:span text:style-name="T8">гамма-излучения БДКГ- 2</text:span>3/1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Мощность амбиентной эквивалент-ной дозы в <text:span text:style-name="T8">контроль-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9">Относи-тельная</text:span><text:span text:style-name="T21"> </text:span><text:span text:style-name="T9">погреш-ность</text:span><text:span text:style-name="T21"> </text:span><text:span text:style-name="T9">измерения</text:span> </text:p>
            <text:p text:style-name="P29"><text:span text:style-name="T11">θ</text:span><text:span text:style-name="T16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7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8"><text:span text:style-name="T20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7">H</text:span><text:span text:style-name="T14">1</text:span></text:p>
          </table:table-cell>
          <table:table-cell table:style-name="t1.D3" office:value-type="string">
            <text:p text:style-name="P24"><text:span text:style-name="T2">H</text:span><text:span text:style-name="T14">2</text:span></text:p>
          </table:table-cell>
          <table:table-cell table:style-name="t1.D3" office:value-type="string">
            <text:p text:style-name="P24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,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8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0:06.50</dc:date>
    <meta:editing-duration>P3DT1H15M21S</meta:editing-duration>
    <meta:editing-cycles>311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39"/>
  </office:meta>
</office:document-meta>
</file>